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T1" style:family="text">
      <style:text-properties officeooo:rsid="001ba8bc"/>
    </style:style>
    <style:style style:name="T2" style:family="text">
      <style:text-properties officeooo:rsid="001e1a25"/>
    </style:style>
    <style:style style:name="T3" style:family="text">
      <style:text-properties style:text-position="super 58%" officeooo:rsid="001e1a25"/>
    </style:style>
    <style:style style:name="T4" style:family="text">
      <style:text-properties officeooo:rsid="001f3a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 experienced a strong emotional reaction while learning about the Harlem Children’s School in the interview with Geoffrey Canada. If I am to ignore the results of his school, much of his teaching philosophy goes against my own core beliefs about the world. Much like Canada, I believe social and economic inequality to be the main factor preventing children like those in Harlem from reaching their full potential as human beings. Furthermore, I believe that society fetishizes the accumulation of wealth beyond an individual’s needs no matter the cost to others in their community. Many of the tragic stories Jonathan Kozol depicts have connections to that idea. One that stuck with me was Kozol’s description of the practices of landlord Gerald Schuster, investor in the Diego-Beekman estates. Despite the many complaints from tenants, Schuster’s company refused to fix a broken elevator door directly involved in the death of a young child. Yet, by carefully spending his money, he has been labeled as a “philanthropist”, a term reserved for those who use their wealth for the betterment of society (Kozol, 85-86).</text:span></text:p>
      <text:p text:style-name="P1"><text:tab/><text:span text:style-name="T2">So when Canada smiles as he tells rich and famous reporter Anderson Cooper that he proudly flaunts his wealth around his children (60 Minutes, 3:00), my gut reaction is, frankly, revulsion. When a 5</text:span><text:span text:style-name="T3">th</text:span><text:span text:style-name="T2"> grader says he wants to become a CEO because “I think you get paid better as a CEO” (60 Minutes, 5:54), and when a high schooler reports that her aspiration is “to be the boss of things” (Bold New Plan, 3:02), I am saddened that these children appear to view wealth and power as valuable on their own. How can we expect to solve inequality by encouraging the ideas that cause the phenomena in the first place?</text:span></text:p>
      <text:p text:style-name="P1"><text:tab/><text:span text:style-name="T4">But it would be negligent for me to ignore that Canada’s schools are indeed producing some positive results. The study of Promise Academy test scores shows that the Black-White achievement gap has significantly shrunk among their students. And I do truly believe that the purpose of Canada’s ideas is not to produce cutthroat capitalists, but rather to “guarantee [his students] are going to get into college, and we’re going to stick with them through college. That’s the promise” (60 Minutes, 4:34). When we live in a society that, at a macroscopic level, values a college education so strongly, perhaps </text:span><text:soft-page-break/><text:span text:style-name="T4">his results-oriented approach is a successful solution towards reducing inequality.<text:line-break/><text:tab/>One idea Delpit presented in her exploration on diversity in teacher education is bringing personal experiences to our own understanding of teaching. Quoting John Dewey, she notes that the “greatest asset in the student’s possession… [is] his own direct and personal experience” (Delpit, 124). I want to use my own experiences in education to more fully understand Canada’s vision. First, it must be stated that my own upbringing is in many ways the exact opposite of the environment surrounding the Harlem Children’s Zone. I attended a private, Christian, K-12 school frequently cited as one of the top college prep schools in America. The school is located in one of the most affluent neighborhoods of Atlanta. Yet despite the stark differences, I see a few key similarities in the mission and methodology of my alma matter and Canada’s schoo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0:10:53.020465040</meta:creation-date>
    <dc:date>2017-02-18T10:48:42.949546428</dc:date>
    <meta:editing-duration>PT10H28M48S</meta:editing-duration>
    <meta:editing-cycles>7</meta:editing-cycles>
    <meta:generator>LibreOffice/5.1.4.2$Linux_x86 LibreOffice_project/10m0$Build-2</meta:generator>
    <meta:document-statistic meta:table-count="0" meta:image-count="0" meta:object-count="0" meta:page-count="2" meta:paragraph-count="3" meta:word-count="538" meta:character-count="3270" meta:non-whitespace-character-count="2730"/>
  </office:meta>
</office:document-meta>
</file>